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0.838cm" style:rel-column-width="312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U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U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162716" officeooo:paragraph-rsid="0016271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Mono" style:text-underline-style="none" fo:font-weight="normal" officeooo:rsid="00162716" officeooo:paragraph-rsid="0016271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Mono" style:text-underline-style="none" fo:font-weight="normal" officeooo:rsid="00178422" officeooo:paragraph-rsid="0017842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Mono" style:text-underline-style="none" fo:font-weight="normal" officeooo:rsid="0019615a" officeooo:paragraph-rsid="0019615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Mono" style:text-underline-style="none" fo:font-weight="normal" officeooo:rsid="001bd3cc" officeooo:paragraph-rsid="001bd3c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Mono" style:text-underline-style="none" fo:font-weight="bold" officeooo:rsid="00162716" officeooo:paragraph-rsid="0016271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style:text-underline-style="none" fo:font-weight="bold" officeooo:rsid="00178422" officeooo:paragraph-rsid="0017842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Mono" style:text-underline-style="none" fo:font-weight="bold" officeooo:rsid="0019615a" officeooo:paragraph-rsid="0019615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Mono" style:text-underline-style="none" fo:font-weight="bold" officeooo:rsid="001a717f" officeooo:paragraph-rsid="001a717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Mono" style:text-underline-style="none" fo:font-weight="bold" officeooo:rsid="001a717f" officeooo:paragraph-rsid="001a717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Mono" style:text-underline-style="none" fo:font-weight="bold" officeooo:rsid="001bd3cc" officeooo:paragraph-rsid="001bd3cc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Liberation Mono"/>
    </style:style>
    <style:style style:name="P13" style:family="paragraph" style:parent-style-name="Table_20_Contents">
      <style:paragraph-properties fo:text-align="justify" style:justify-single-word="false"/>
      <style:text-properties style:font-name="Liberation Mono" officeooo:rsid="00162716" officeooo:paragraph-rsid="00162716"/>
    </style:style>
    <style:style style:name="P14" style:family="paragraph" style:parent-style-name="Table_20_Contents">
      <style:paragraph-properties fo:text-align="justify" style:justify-single-word="false"/>
      <style:text-properties style:font-name="Liberation Mono" officeooo:rsid="00178422" officeooo:paragraph-rsid="00178422"/>
    </style:style>
    <style:style style:name="T1" style:family="text">
      <style:text-properties officeooo:rsid="00178422"/>
    </style:style>
    <style:style style:name="T2" style:family="text">
      <style:text-properties officeooo:rsid="0019615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615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d3c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04 – MANIPULANDO CADEIAS DE TEXTO</text:p>
      <text:p text:style-name="P1"/>
      <text:p text:style-name="P2"/>
      <text:p text:style-name="P2">- CADEIA DE TEXTO – Ou cadeia de caracteres (string). Toda cadeia fica entre aspas simples ‘’ ou aspas duplas “”.</text:p>
      <text:p text:style-name="P2"/>
      <text:p text:style-name="P2">frase= ‘Curso em Video Python’</text:p>
      <text:p text:style-name="P2">&gt; Mini espaços são criados dentro da memória do PC e cada um é preenchido um caractere. 0-1-2-3-4-5…</text:p>
      <text:p text:style-name="P2"/>
      <text:p text:style-name="P6"/>
      <text:p text:style-name="P6">FATIAMENTO</text:p>
      <text:p text:style-name="P2">frase[9] - [] identificador de lista. <text:span text:style-name="T1">Ou seja, “V”</text:span></text:p>
      <text:p text:style-name="P2"/>
      <table:table table:name="Tabela1" table:style-name="Tabela1">
        <table:table-column table:style-name="Tabela1.A" table:number-columns-repeated="21"/>
        <table:table-row>
          <table:table-cell table:style-name="Tabela1.A1" office:value-type="string">
            <text:p text:style-name="P13">C</text:p>
          </table:table-cell>
          <table:table-cell table:style-name="Tabela1.A1" office:value-type="string">
            <text:p text:style-name="P13">u</text:p>
          </table:table-cell>
          <table:table-cell table:style-name="Tabela1.A1" office:value-type="string">
            <text:p text:style-name="P13">r</text:p>
          </table:table-cell>
          <table:table-cell table:style-name="Tabela1.A1" office:value-type="string">
            <text:p text:style-name="P13">s</text:p>
          </table:table-cell>
          <table:table-cell table:style-name="Tabela1.A1" office:value-type="string">
            <text:p text:style-name="P13">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3">e</text:p>
          </table:table-cell>
          <table:table-cell table:style-name="Tabela1.A1" office:value-type="string">
            <text:p text:style-name="P13">m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4">V</text:p>
          </table:table-cell>
          <table:table-cell table:style-name="Tabela1.A1" office:value-type="string">
            <text:p text:style-name="P13">i</text:p>
          </table:table-cell>
          <table:table-cell table:style-name="Tabela1.A1" office:value-type="string">
            <text:p text:style-name="P13">d</text:p>
          </table:table-cell>
          <table:table-cell table:style-name="Tabela1.A1" office:value-type="string">
            <text:p text:style-name="P13">e</text:p>
          </table:table-cell>
          <table:table-cell table:style-name="Tabela1.A1" office:value-type="string">
            <text:p text:style-name="P13">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4">P</text:p>
          </table:table-cell>
          <table:table-cell table:style-name="Tabela1.A1" office:value-type="string">
            <text:p text:style-name="P13">y</text:p>
          </table:table-cell>
          <table:table-cell table:style-name="Tabela1.A1" office:value-type="string">
            <text:p text:style-name="P13">t</text:p>
          </table:table-cell>
          <table:table-cell table:style-name="Tabela1.A1" office:value-type="string">
            <text:p text:style-name="P13">h</text:p>
          </table:table-cell>
          <table:table-cell table:style-name="Tabela1.A1" office:value-type="string">
            <text:p text:style-name="P13">o</text:p>
          </table:table-cell>
          <table:table-cell table:style-name="Tabela1.U1" office:value-type="string">
            <text:p text:style-name="P13">n</text:p>
          </table:table-cell>
        </table:table-row>
        <table:table-row>
          <table:table-cell table:style-name="Tabela1.A2" office:value-type="string">
            <text:p text:style-name="P13">0</text:p>
          </table:table-cell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13">5</text:p>
          </table:table-cell>
          <table:table-cell table:style-name="Tabela1.A2" office:value-type="string">
            <text:p text:style-name="P13">6</text:p>
          </table:table-cell>
          <table:table-cell table:style-name="Tabela1.A2" office:value-type="string">
            <text:p text:style-name="P13">7</text:p>
          </table:table-cell>
          <table:table-cell table:style-name="Tabela1.A2" office:value-type="string">
            <text:p text:style-name="P13">8</text:p>
          </table:table-cell>
          <table:table-cell table:style-name="Tabela1.A2" office:value-type="string">
            <text:p text:style-name="P13">9</text:p>
          </table:table-cell>
          <table:table-cell table:style-name="Tabela1.A2" office:value-type="string">
            <text:p text:style-name="P13">10</text:p>
          </table:table-cell>
          <table:table-cell table:style-name="Tabela1.A2" office:value-type="string">
            <text:p text:style-name="P13">11</text:p>
          </table:table-cell>
          <table:table-cell table:style-name="Tabela1.A2" office:value-type="string">
            <text:p text:style-name="P13">12</text:p>
          </table:table-cell>
          <table:table-cell table:style-name="Tabela1.A2" office:value-type="string">
            <text:p text:style-name="P13">13</text:p>
          </table:table-cell>
          <table:table-cell table:style-name="Tabela1.A2" office:value-type="string">
            <text:p text:style-name="P13">14</text:p>
          </table:table-cell>
          <table:table-cell table:style-name="Tabela1.A2" office:value-type="string">
            <text:p text:style-name="P13">15</text:p>
          </table:table-cell>
          <table:table-cell table:style-name="Tabela1.A2" office:value-type="string">
            <text:p text:style-name="P13">16</text:p>
          </table:table-cell>
          <table:table-cell table:style-name="Tabela1.A2" office:value-type="string">
            <text:p text:style-name="P13">17</text:p>
          </table:table-cell>
          <table:table-cell table:style-name="Tabela1.A2" office:value-type="string">
            <text:p text:style-name="P13">18</text:p>
          </table:table-cell>
          <table:table-cell table:style-name="Tabela1.A2" office:value-type="string">
            <text:p text:style-name="P13">19</text:p>
          </table:table-cell>
          <table:table-cell table:style-name="Tabela1.U2" office:value-type="string">
            <text:p text:style-name="P13">20</text:p>
          </table:table-cell>
        </table:table-row>
      </table:table>
      <text:p text:style-name="P2"/>
      <text:p text:style-name="P2">Frase [9:21]</text:p>
      <text:p text:style-name="P2">Video Python</text:p>
      <text:p text:style-name="P2"/>
      <text:p text:style-name="P2">Frase[9:13]</text:p>
      <text:p text:style-name="P2">Vide</text:p>
      <text:p text:style-name="P2"/>
      <text:p text:style-name="P2">Frase [9:21:2] – Vai pulando de 2 em 2</text:p>
      <text:p text:style-name="P2">Vdopto</text:p>
      <text:p text:style-name="P2"/>
      <text:p text:style-name="P3">Frase[:5] – Vai do 0 até o 5 (para no elemento anterior – 4).</text:p>
      <text:p text:style-name="P3">Curso</text:p>
      <text:p text:style-name="P3"/>
      <text:p text:style-name="P3">Frase[15:] - Vai do 15 até o final</text:p>
      <text:p text:style-name="P3">Python</text:p>
      <text:p text:style-name="P3"/>
      <text:p text:style-name="P3">Frase[9::3] – Vai começar do <text:s/>9 até o final pulando de 3 em 3.</text:p>
      <text:p text:style-name="P3">VePh</text:p>
      <text:p text:style-name="P3"/>
      <text:p text:style-name="P3"/>
      <text:p text:style-name="P7"/>
      <text:p text:style-name="P7"/>
      <text:p text:style-name="P7">ANÁLISE</text:p>
      <text:p text:style-name="P7"/>
      <text:p text:style-name="P3"/>
      <text:p text:style-name="P3"><text:span text:style-name="T3">Len(frase)</text:span> – Qual o cumprimento(len) da frase.</text:p>
      <text:p text:style-name="P3">21 caracteres.</text:p>
      <text:p text:style-name="P3"/>
      <text:p text:style-name="P3"><text:span text:style-name="T4">f</text:span><text:span text:style-name="T3">rase.count(‘o’)</text:span> - Contar quantas vezes aparece o ‘o’ minusculo.</text:p>
      <text:p text:style-name="P3">3</text:p>
      <text:p text:style-name="P3"/>
      <text:p text:style-name="P3"><text:span text:style-name="T3">Frase.count(‘o’,0,13)</text:span> – Conta adicionando o fatiamento.</text:p>
      <text:p text:style-name="P3"/>
      <text:p text:style-name="P3"><text:soft-page-break/><text:span text:style-name="T3">Frase.find(‘deo’)</text:span> - Quantas vezes encontrou ‘deo’.</text:p>
      <text:p text:style-name="P3">Ele responde onde começou a frase – 11.</text:p>
      <text:p text:style-name="P3"/>
      <text:p text:style-name="P7">Frase.find(‘Android’)</text:p>
      <text:p text:style-name="P3">-1 – Significa que a string “Android” não existe na frase.</text:p>
      <text:p text:style-name="P3"/>
      <text:p text:style-name="P3"><text:span text:style-name="T3">‘Curso’ in frase</text:span> – Existe curso em frase?</text:p>
      <text:p text:style-name="P3">True</text:p>
      <text:p text:style-name="P3"/>
      <text:p text:style-name="P3"/>
      <text:p text:style-name="P3"/>
      <text:p text:style-name="P7"/>
      <text:p text:style-name="P7">TRANSFORMAÇÃO</text:p>
      <text:p text:style-name="P7"/>
      <text:p text:style-name="P7">frase.replace(‘Python’,’Android’)</text:p>
      <text:p text:style-name="P3"/>
      <text:p text:style-name="P3">&gt; Curso em Video Python – Curso em Video Android.</text:p>
      <text:p text:style-name="P3"/>
      <text:p text:style-name="P3"><text:bookmark-start text:name="__DdeLink__0_1298141755"/><text:span text:style-name="T3">Frase.upper()</text:span> - <text:span text:style-name="T2">Vai deixar o que é minusculo em maiúsculo.</text:span></text:p>
      <text:p text:style-name="P3"/>
      <text:p text:style-name="P4"><text:span text:style-name="T3">Frase.lower()</text:span> - Vai deixar o que tem maiúsculo para minusculo.</text:p>
      <text:p text:style-name="P4"/>
      <text:p text:style-name="P4"><text:span text:style-name="T3">Frase.capitalize()</text:span> - Só o primeiro caractere fica maiúsculo.</text:p>
      <text:p text:style-name="P4"/>
      <text:p text:style-name="P4"><text:span text:style-name="T3">Frase.title()</text:span> - Vai deixar o 1º caractere de cada palava maiúsculo.</text:p>
      <text:p text:style-name="P4"/>
      <text:p text:style-name="P4"><text:span text:style-name="T3">frase.strip()</text:span> - Vai remover espaços inúteis no inicio e no final da string.</text:p>
      <text:p text:style-name="P4"/>
      <text:p text:style-name="P4"/>
      <text:p text:style-name="P4"><text:bookmark-end text:name="__DdeLink__0_1298141755"/></text:p>
      <text:p text:style-name="P8"/>
      <text:p text:style-name="P8">DIVISÃO</text:p>
      <text:p text:style-name="P8"/>
      <text:p text:style-name="P8"/>
      <text:p text:style-name="P8">frase.split() - <text:span text:style-name="T5">Vai dividir uma string em lista.</text:span></text:p>
      <text:p text:style-name="P8"><text:span text:style-name="T5"/></text:p>
      <text:p text:style-name="P8"/>
      <text:p text:style-name="P8">JUNÇÃO</text:p>
      <text:p text:style-name="P8"/>
      <text:p text:style-name="P8">‘-’.join(frase) - <text:span text:style-name="T5"><text:s/>Vai juntar todos os elementos e separar por -</text:span></text:p>
      <text:p text:style-name="P8"><text:span text:style-name="T5"/></text:p>
      <text:p text:style-name="P8"><text:span text:style-name="T5"/></text:p>
      <text:p text:style-name="P9">OBS – <text:span text:style-name="T5">Para escrever um texto grande em Pycharm. Abrir (‘’’) e colocar 3 aspas no inicio e no final do texto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11"><text:span text:style-name="T5"/></text:p>
      <text:p text:style-name="P10"><text:soft-page-break/>DESAFIOS</text:p>
      <text:p text:style-name="P10"/>
      <text:p text:style-name="P10"/>
      <text:p text:style-name="P10"/>
      <text:p text:style-name="P9"/>
      <text:p text:style-name="P9"/>
      <text:p text:style-name="P9">Desafio 022 – <text:span text:style-name="T5">Crie um programa que leia o nome completo da pessoa e mostre:</text:span></text:p>
      <text:p text:style-name="P9"><text:span text:style-name="T5">&gt; O nome com todas as letras maiúsculas.</text:span></text:p>
      <text:p text:style-name="P9"><text:span text:style-name="T5">&gt; O nome com todas as letras minusculas.</text:span></text:p>
      <text:p text:style-name="P9"><text:span text:style-name="T5">&gt; Quantas letras ao todo (sem considerar espaços).</text:span></text:p>
      <text:p text:style-name="P9"><text:span text:style-name="T5">&gt; Quantas letras tem o primeiro nome.</text:span></text:p>
      <text:p text:style-name="P9"><text:span text:style-name="T5"/></text:p>
      <text:p text:style-name="P9"><text:span text:style-name="T5"/></text:p>
      <text:p text:style-name="P9">Desafio 023 – <text:span text:style-name="T6">Faça um programa que leia um número de 0 a 9999 e mostre na tela cada um dos dígitos separados.</text:span></text:p>
      <text:p text:style-name="P11">EX</text:p>
      <text:p text:style-name="P5">Digite um número: 1834</text:p>
      <text:p text:style-name="P5">Unidade: 4</text:p>
      <text:p text:style-name="P5">Dezena: 3</text:p>
      <text:p text:style-name="P5">Centena: 8</text:p>
      <text:p text:style-name="P5">Milhar: 1</text:p>
      <text:p text:style-name="P5"/>
      <text:p text:style-name="P5"/>
      <text:p text:style-name="P11">Desafio 024 – <text:span text:style-name="T5">Crie um programa que leia o nome de uma cidade e diga se ela começa ou não com a palavra “Santo”.</text:span></text:p>
      <text:p text:style-name="P11"><text:span text:style-name="T5"/></text:p>
      <text:p text:style-name="P11"><text:span text:style-name="T5"/></text:p>
      <text:p text:style-name="P11">Desafio 025 – <text:span text:style-name="T5">Crie um programa que leia o nome de uma pessoa e diga se ela tem “Silva” no nome.</text:span></text:p>
      <text:p text:style-name="P8"><text:span text:style-name="T5"/></text:p>
      <text:p text:style-name="P8"><text:span text:style-name="T5"/></text:p>
      <text:p text:style-name="P11">Desafio 026 – <text:span text:style-name="T5">Faça um programa que leia uma frase pelo teclado e mostre:</text:span></text:p>
      <text:p text:style-name="P11"><text:span text:style-name="T5">&gt; Quantas vezes aparece a letra “A”.</text:span></text:p>
      <text:p text:style-name="P11"><text:span text:style-name="T5">&gt; Em que posição ela parece a primeira vez.</text:span></text:p>
      <text:p text:style-name="P11"><text:span text:style-name="T5">&gt; Em que posição ela aparece a ultima vez.</text:span></text:p>
      <text:p text:style-name="P11"><text:span text:style-name="T5"/></text:p>
      <text:p text:style-name="P11"><text:span text:style-name="T5"/></text:p>
      <text:p text:style-name="P11">Desafio 027 – <text:span text:style-name="T5">Faça um programa que leia o nome completo de uma pessoa, mostrando em seguida o primeiro e o ultimo nome separadamente.</text:span></text:p>
      <text:p text:style-name="P11">EX</text:p>
      <text:p text:style-name="P5">Ana Maria de Souza</text:p>
      <text:p text:style-name="P5">Primeiro: Ana</text:p>
      <text:p text:style-name="P5">Ultimo: Souza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6:11:10.242173818</meta:creation-date>
    <dc:date>2019-06-26T17:03:47.480119657</dc:date>
    <meta:editing-duration>PT8M45S</meta:editing-duration>
    <meta:editing-cycles>1</meta:editing-cycles>
    <meta:document-statistic meta:table-count="1" meta:image-count="0" meta:object-count="0" meta:page-count="3" meta:paragraph-count="106" meta:word-count="504" meta:character-count="2695" meta:non-whitespace-character-count="2276"/>
    <meta:generator>LibreOffice/5.1.6.2$Linux_X86_64 LibreOffice_project/10m0$Build-2</meta:generator>
  </office:meta>
</office:document-meta>
</file>